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Semibold" fo:font-size="9pt" officeooo:rsid="003c0b69" officeooo:paragraph-rsid="003c0b69" style:font-size-asian="9pt" style:font-size-complex="9pt"/>
    </style:style>
    <style:style style:name="P2" style:family="paragraph" style:parent-style-name="Standard">
      <style:text-properties style:font-name="Open Sans" fo:font-size="9pt" fo:font-weight="bold" officeooo:rsid="00198eae" officeooo:paragraph-rsid="00198eae" style:font-size-asian="9pt" style:font-weight-asian="bold" style:font-size-complex="9pt" style:font-weight-complex="bold"/>
    </style:style>
    <style:style style:name="P3" style:family="paragraph" style:parent-style-name="Standard">
      <style:text-properties style:font-name="Open Sans" fo:font-size="9pt" fo:font-weight="bold" officeooo:rsid="001a374f" officeooo:paragraph-rsid="001a374f" style:font-size-asian="9pt" style:font-weight-asian="bold" style:font-size-complex="9pt" style:font-weight-complex="bold"/>
    </style:style>
    <style:style style:name="P4" style:family="paragraph" style:parent-style-name="Standard">
      <style:text-properties style:font-name="Open Sans" fo:font-size="9pt" fo:font-weight="bold" officeooo:rsid="00234685" officeooo:paragraph-rsid="00234685" style:font-size-asian="9pt" style:font-weight-asian="bold" style:font-size-complex="9pt" style:font-weight-complex="bold"/>
    </style:style>
    <style:style style:name="P5" style:family="paragraph" style:parent-style-name="Standard">
      <style:text-properties style:font-name="Open Sans" fo:font-size="9pt" fo:font-weight="bold" officeooo:rsid="004d6396" officeooo:paragraph-rsid="004d6396" style:font-size-asian="9pt" style:font-weight-asian="bold" style:font-size-complex="9pt" style:font-weight-complex="bold"/>
    </style:style>
    <style:style style:name="P6" style:family="paragraph" style:parent-style-name="Standard">
      <style:text-properties style:font-name="Open Sans" fo:font-size="9pt" fo:font-weight="normal" officeooo:rsid="0044086f" officeooo:paragraph-rsid="0044086f" style:font-size-asian="9pt" style:font-weight-asian="normal" style:font-size-complex="9pt" style:font-weight-complex="normal"/>
    </style:style>
    <style:style style:name="P7" style:family="paragraph" style:parent-style-name="Standard">
      <style:text-properties style:font-name="Open Sans" fo:font-size="9pt" fo:font-weight="normal" officeooo:rsid="00086a0c" officeooo:paragraph-rsid="001b6367" style:font-size-asian="9pt" style:font-weight-asian="normal" style:font-size-complex="9pt" style:font-weight-complex="normal"/>
    </style:style>
    <style:style style:name="P8" style:family="paragraph" style:parent-style-name="Standard">
      <style:text-properties style:font-name="Open Sans" fo:font-size="9pt" fo:font-weight="normal" officeooo:rsid="00086a0c" officeooo:paragraph-rsid="00212a84" style:font-size-asian="9pt" style:font-weight-asian="normal" style:font-size-complex="9pt" style:font-weight-complex="normal"/>
    </style:style>
    <style:style style:name="P9" style:family="paragraph" style:parent-style-name="Standard">
      <style:text-properties style:font-name="Open Sans" fo:font-size="9pt" fo:font-weight="normal" officeooo:rsid="00086a0c" officeooo:paragraph-rsid="00154828" style:font-size-asian="9pt" style:font-weight-asian="normal" style:font-size-complex="9pt" style:font-weight-complex="normal"/>
    </style:style>
    <style:style style:name="P10" style:family="paragraph" style:parent-style-name="Standard">
      <style:text-properties style:font-name="Open Sans" fo:font-size="9pt" fo:font-weight="normal" officeooo:rsid="00109474" officeooo:paragraph-rsid="00212a84" style:font-size-asian="9pt" style:font-weight-asian="normal" style:font-size-complex="9pt" style:font-weight-complex="normal"/>
    </style:style>
    <style:style style:name="P11" style:family="paragraph" style:parent-style-name="Standard">
      <style:text-properties style:font-name="Open Sans" fo:font-size="9pt" fo:font-weight="normal" officeooo:rsid="001a374f" officeooo:paragraph-rsid="001b6367" style:font-size-asian="9pt" style:font-weight-asian="normal" style:font-size-complex="9pt" style:font-weight-complex="normal"/>
    </style:style>
    <style:style style:name="P12" style:family="paragraph" style:parent-style-name="Standard">
      <style:text-properties style:font-name="Open Sans" fo:font-size="9pt" fo:font-weight="normal" officeooo:rsid="001b6367" officeooo:paragraph-rsid="001b6367" style:font-size-asian="9pt" style:font-weight-asian="normal" style:font-size-complex="9pt" style:font-weight-complex="normal"/>
    </style:style>
    <style:style style:name="P13" style:family="paragraph" style:parent-style-name="Standard">
      <style:text-properties style:font-name="Open Sans" fo:font-size="9pt" fo:font-weight="normal" officeooo:rsid="00212a84" officeooo:paragraph-rsid="00212a84" style:font-size-asian="9pt" style:font-weight-asian="normal" style:font-size-complex="9pt" style:font-weight-complex="normal"/>
    </style:style>
    <style:style style:name="P14" style:family="paragraph" style:parent-style-name="Standard">
      <style:text-properties style:font-name="Open Sans" fo:font-size="9pt" fo:font-weight="normal" officeooo:rsid="0026afc9" officeooo:paragraph-rsid="0026afc9" style:font-size-asian="9pt" style:font-weight-asian="normal" style:font-size-complex="9pt" style:font-weight-complex="normal"/>
    </style:style>
    <style:style style:name="P15" style:family="paragraph" style:parent-style-name="Standard">
      <style:text-properties style:font-name="Open Sans" fo:font-size="9pt" fo:font-weight="normal" officeooo:rsid="002f3091" officeooo:paragraph-rsid="002f3091" style:font-size-asian="9pt" style:font-weight-asian="normal" style:font-size-complex="9pt" style:font-weight-complex="normal"/>
    </style:style>
    <style:style style:name="P16" style:family="paragraph" style:parent-style-name="Standard">
      <style:text-properties style:font-name="Open Sans" fo:font-size="9pt" fo:font-weight="normal" officeooo:rsid="003a19b1" officeooo:paragraph-rsid="003a19b1" style:font-size-asian="9pt" style:font-weight-asian="normal" style:font-size-complex="9pt" style:font-weight-complex="normal"/>
    </style:style>
    <style:style style:name="P17" style:family="paragraph" style:parent-style-name="Standard">
      <style:text-properties style:font-name="Open Sans" fo:font-size="9pt" fo:font-weight="normal" officeooo:rsid="004b8a4e" officeooo:paragraph-rsid="0056871d" style:font-size-asian="9pt" style:font-weight-asian="normal" style:font-size-complex="9pt" style:font-weight-complex="normal"/>
    </style:style>
    <style:style style:name="P18" style:family="paragraph" style:parent-style-name="Standard">
      <style:text-properties style:font-name="Open Sans" fo:font-size="9pt" fo:font-weight="normal" officeooo:rsid="000a52a1" officeooo:paragraph-rsid="00540c4f" style:font-size-asian="9pt" style:font-weight-asian="normal" style:font-size-complex="9pt" style:font-weight-complex="normal"/>
    </style:style>
    <style:style style:name="P19" style:family="paragraph" style:parent-style-name="Standard">
      <style:text-properties style:font-name="Open Sans" fo:font-size="9pt" fo:font-weight="normal" officeooo:rsid="0055276f" officeooo:paragraph-rsid="0055276f" style:font-size-asian="9pt" style:font-weight-asian="normal" style:font-size-complex="9pt" style:font-weight-complex="normal"/>
    </style:style>
    <style:style style:name="P20" style:family="paragraph" style:parent-style-name="Standard">
      <style:text-properties fo:color="#000000" style:font-name="Open Sans" fo:font-size="9pt" fo:font-weight="bold" officeooo:rsid="0044086f" officeooo:paragraph-rsid="0044086f" style:font-size-asian="9pt" style:font-weight-asian="bold" style:font-size-complex="9pt" style:font-weight-complex="bold"/>
    </style:style>
    <style:style style:name="P21" style:family="paragraph" style:parent-style-name="Standard">
      <style:text-properties style:font-name="Open Sans" fo:font-size="9pt" fo:font-weight="normal" officeooo:rsid="00495c96" officeooo:paragraph-rsid="004b8a4e" style:font-size-asian="9pt" style:font-weight-asian="normal" style:font-size-complex="9pt" style:font-weight-complex="normal"/>
    </style:style>
    <style:style style:name="P22" style:family="paragraph" style:parent-style-name="Heading_20_3">
      <style:text-properties fo:color="#808080" style:font-name="Open Sans Extrabold" fo:font-size="12pt" style:font-size-asian="12pt" style:font-size-complex="12pt"/>
    </style:style>
    <style:style style:name="T1" style:family="text">
      <style:text-properties officeooo:rsid="004781c6"/>
    </style:style>
    <style:style style:name="T2" style:family="text">
      <style:text-properties officeooo:rsid="003e3b0a"/>
    </style:style>
    <style:style style:name="T3" style:family="text">
      <style:text-properties fo:font-weight="bold" style:font-weight-asian="bold" style:font-weight-complex="bold"/>
    </style:style>
    <style:style style:name="T4" style:family="text">
      <style:text-properties fo:font-weight="bold" officeooo:rsid="004f5180" style:font-weight-asian="bold" style:font-weight-complex="bold"/>
    </style:style>
    <style:style style:name="T5" style:family="text">
      <style:text-properties fo:font-weight="bold" officeooo:rsid="005030f1" style:font-weight-asian="bold" style:font-weight-complex="bold"/>
    </style:style>
    <style:style style:name="T6" style:family="text">
      <style:text-properties officeooo:rsid="003cfc9d"/>
    </style:style>
    <style:style style:name="T7" style:family="text">
      <style:text-properties officeooo:rsid="000fa7a2"/>
    </style:style>
    <style:style style:name="T8" style:family="text">
      <style:text-properties officeooo:rsid="001b6367"/>
    </style:style>
    <style:style style:name="T9" style:family="text">
      <style:text-properties officeooo:rsid="001d1545"/>
    </style:style>
    <style:style style:name="T10" style:family="text">
      <style:text-properties officeooo:rsid="00212a84"/>
    </style:style>
    <style:style style:name="T11" style:family="text">
      <style:text-properties officeooo:rsid="00234685"/>
    </style:style>
    <style:style style:name="T12" style:family="text">
      <style:text-properties fo:font-style="normal" style:font-style-asian="normal" style:font-style-complex="normal"/>
    </style:style>
    <style:style style:name="T13" style:family="text">
      <style:text-properties fo:font-style="normal" officeooo:rsid="00234685" style:font-style-asian="normal" style:font-style-complex="normal"/>
    </style:style>
    <style:style style:name="T14" style:family="text">
      <style:text-properties officeooo:rsid="0027f2b6"/>
    </style:style>
    <style:style style:name="T15" style:family="text">
      <style:text-properties officeooo:rsid="002c099f"/>
    </style:style>
    <style:style style:name="T16" style:family="text">
      <style:text-properties officeooo:rsid="00358749"/>
    </style:style>
    <style:style style:name="T17" style:family="text">
      <style:text-properties officeooo:rsid="00386ada"/>
    </style:style>
    <style:style style:name="T18" style:family="text">
      <style:text-properties officeooo:rsid="0039f481"/>
    </style:style>
    <style:style style:name="T19" style:family="text">
      <style:text-properties officeooo:rsid="0040f9eb"/>
    </style:style>
    <style:style style:name="T20" style:family="text">
      <style:text-properties officeooo:rsid="0043264d"/>
    </style:style>
    <style:style style:name="T21" style:family="text">
      <style:text-properties officeooo:rsid="0044086f"/>
    </style:style>
    <style:style style:name="T22" style:family="text">
      <style:text-properties fo:color="#000000"/>
    </style:style>
    <style:style style:name="T23" style:family="text">
      <style:text-properties fo:color="#000000" fo:font-weight="bold" officeooo:rsid="004f5180" style:font-weight-asian="bold" style:font-weight-complex="bold"/>
    </style:style>
    <style:style style:name="T24" style:family="text">
      <style:text-properties officeooo:rsid="00495c96"/>
    </style:style>
    <style:style style:name="T25" style:family="text">
      <style:text-properties fo:font-weight="normal" style:font-weight-asian="normal" style:font-weight-complex="normal"/>
    </style:style>
    <style:style style:name="T26" style:family="text">
      <style:text-properties fo:font-weight="normal" officeooo:rsid="004f5180" style:font-weight-asian="normal" style:font-weight-complex="normal"/>
    </style:style>
    <style:style style:name="T27" style:family="text">
      <style:text-properties officeooo:rsid="004d6396"/>
    </style:style>
    <style:style style:name="T28" style:family="text">
      <style:text-properties officeooo:rsid="004f5180"/>
    </style:style>
    <style:style style:name="T29" style:family="text">
      <style:text-properties officeooo:rsid="005303aa"/>
    </style:style>
    <style:style style:name="T30" style:family="text">
      <style:text-properties officeooo:rsid="0056871d"/>
    </style:style>
    <style:style style:name="T31" style:family="text">
      <style:text-properties officeooo:rsid="005a6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Kvantedatamaskiner <text:span text:style-name="T31">og sinte elektroner</text:span></text:h>
      <text:p text:style-name="P20">[FOIL1]</text:p>
      <text:p text:style-name="P17"><text:span text:style-name="T22">Jeg skal holde foredraget «Kvantedatamaskiner og sinte elektroner». Det er også en slags undertittel: </text:span><text:span text:style-name="T23">[KLIKK]</text:span><text:span text:style-name="T22"> «Så enkelt at selv en statsminister kan forstå det». Mannen på bildet er Canadas statsminister Justin Trudeau</text:span><text:span text:style-name="T24">. </text:span>I midten av april var Justin på besøk på et universitet i Ontario, og dette besøket fikk mye oppmerksomhet <text:span text:style-name="T28">– selv i norsk presse som ikke dekker Canadas statsminister like mye som for eksempel Trump</text:span>. </text:p>
      <text:p text:style-name="P17"/>
      <text:p text:style-name="P17">På en pressekonferanse forklarte han nemlig på en overraskende enkel måte de<text:span text:style-name="T27">t</text:span> grunnleggende prinsippet bak <text:span text:style-name="T28">«quantum computing» – kvantedatamaskiner på godt norsk</text:span>. Jeg skal prøve å gjenta <text:span text:style-name="T27">denne </text:span>bragden slik at eventuelle statsledere <text:span text:style-name="T27">eller andre her </text:span>i salen kan virke smarte <text:span text:style-name="T29">hvis de står </text:span>foran pressen <text:span text:style-name="T29">på et institutt for teoretisk fysikk</text:span>. </text:p>
      <text:p text:style-name="P21"/>
      <text:p text:style-name="P5"><text:span text:style-name="T26">Men f</text:span><text:span text:style-name="T25">ør vi kommer inn på </text:span><text:span text:style-name="T26">disse kvantegreiene</text:span><text:span text:style-name="T25"> må jeg presentere dere for en venn av meg.</text:span></text:p>
      <text:p text:style-name="P6"/>
      <text:p text:style-name="P2">[FOIL<text:span text:style-name="T20">2</text:span>]</text:p>
      <text:p text:style-name="P18"><text:span text:style-name="T4">[KLIKK]</text:span><text:span text:style-name="T28"> </text:span>Dette er «Bit». Han har humørsvingninger. Når Bit er glad ser han sånn ut. Når han er sint ser han slik ut. <text:span text:style-name="T4">[KLIKK]</text:span> Bit kan enten være glad eller sint, men ikke begge deler samtidig. Vi sier at Bit kan være i én av to tilstander. Enten sint eller glad. </text:p>
      <text:p text:style-name="P18"/>
      <text:p text:style-name="P18">Bit er veldig glad i tall. Han liker 1 best og derfor tar han på seg en skjorte med «1» på når han er glad. <text:span text:style-name="T4">[KLIKK]</text:span> Men Bit er ikke alltid glad. Når han er sint tar han på seg den styggeste skjorta han vet om – nemlig den med «0» på. <text:span text:style-name="T5">[KLIKK]</text:span> Det er altså veldig lett å se hva slags tilstand Bit er i.</text:p>
      <text:p text:style-name="P18"/>
      <text:p text:style-name="P19">Hva har dette med datamaskiner å gjøre <text:span text:style-name="T30">mon tro</text:span>? Jo, det kommer vi til nå.</text:p>
      <text:p text:style-name="P2"/>
      <text:p text:style-name="P2">[F<text:span text:style-name="T15">OIL3</text:span>]</text:p>
      <text:p text:style-name="P7">Dette er en datamaskin. Ved å trykke på denne knappen kan jeg skru den på. Men hva er det egentlig som skjer når jeg gjør det? <text:span text:style-name="T19">Når vi slår på en datamaskin er det første vi ser at det begynner å lyse – det må bety at det går en strøm gjennom! Strøm er det som får datamaskinen til virke. Når jeg sier «virke» mener jeg ikke bare det at den skrur seg på, det er rett og slett strøm som bestemmer hva datamaskinen skal gjøre. </text:span></text:p>
      <text:p text:style-name="P7"/>
      <text:p text:style-name="P7">Noen av dere har kanskje hørt at <text:span text:style-name="T7">datamaskinen snakker i</text:span> enere og nuller. <text:span text:style-name="T7">Det er helt riktig. Den består av veldig mange bittesmå deler, og disse delene må snakke med hverandre. Språket de snakker består av enere og nuller – i stedet for ord.</text:span> </text:p>
      <text:p text:style-name="P7"/>
      <text:p text:style-name="P10">Når en del av datamaskinen vil gi en beskjed til en annen del, sender den en rekke med enere og nuller, akkurat som vi bruker setninger for å snakke sammen. I stedet for å bruke stemmen for å snakke, bruker datamaskinen strøm. </text:p>
      <text:p text:style-name="P8"/>
      <text:p text:style-name="P10">Nå har dere kanskje gjettet hvor jeg vil hen. Datamaskinen lagrer informasjon i form av en rekke såkalte «bits», som tilsammen blir en instruks på det datamaskinen skal gjøre. </text:p>
      <text:p text:style-name="P9"/>
      <text:p text:style-name="P11">Men dette for<text:span text:style-name="T8">e</text:span>drag<text:span text:style-name="T8">et</text:span> handler ikke om vanlige datamaskiner. Det handler om noe vil kaller «kvantedatamaskiner», <text:span text:style-name="T18">og vi trenger noe annet enn vanlige bits</text:span>.</text:p>
      <text:p text:style-name="P9"/>
      <text:p text:style-name="P3">[FOIL<text:span text:style-name="T20">4</text:span>]</text:p>
      <text:p text:style-name="P12">Dette er <text:span text:style-name="T11">«</text:span><text:span text:style-name="T12">Qubit</text:span><text:span text:style-name="T13">»</text:span>. H<text:span text:style-name="T10">u</text:span>n er ikke helt som Bit, men h<text:span text:style-name="T10">u</text:span>n ligner. Qubit har en mer nyansert personlighet enn Bit. <text:span text:style-name="T21">Litt mer kompleks.</text:span> <text:span text:style-name="T9">Vi sa at Bit bare kunne være i én tilstand av gangen. Enten sint eller glad. Qubit derimot kan virke som hun er både sint og glad på én gang! En rar ting med Qubit er at vi ikke kan se det på henne hva slags humør hun er i. Men hvis vi spør sier hun klart ifra. At Qubit både er sint og glad samtidig kaller vi en «superposisjon» av glad og sint. Det vil si at det er en viss sannsynlighet for at hun er glad, men vi finner det ikke ut før vi spør henne.</text:span></text:p>
      <text:p text:style-name="P12"/>
      <text:p text:style-name="P13">Dermed er superposisjon en viktig del av en kvantedatamaskin. Men hvordan får vi dette til? Vi kan vel ikke bruke strøm? Nei, strømmen i en vanlig datamaskin er enten på eller av, 0 eller 1. </text:p>
      <text:p text:style-name="P13"/>
      <text:p text:style-name="P4">[FOIL<text:span text:style-name="T20">5</text:span>]</text:p>
      <text:p text:style-name="P14">Strøm er bevegelse av ladning. Ladning<text:span text:style-name="T14">en i ledningene våre kommer fra elektroner. I tillegg til ladning kan elektroner ha en annen egenskap som heter «spinn». Spinnet til elektronet kan ha to tilstander, akkurat som strømmen i PC-en. Disse tilstandene kalles «opp» og «ned».</text:span></text:p>
      <text:p text:style-name="P14"/>
      <text:p text:style-name="P15">Det som er spennende med spinnet til elektronet, er at det oppfører seg akkurat som vi vil at en qubit skal. <text:span text:style-name="T16">Det må enten være opp eller ned, men før vi sjekker, er det i en superposisjon av begge to. Nå kan vi ikke akkurat spørre elektronet om </text:span><text:soft-page-break/><text:span text:style-name="T16">spinnet dets er opp eller ned, men vi kan «måle» det. </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Semibold" fo:font-size="9pt" officeooo:rsid="003c0b69" officeooo:paragraph-rsid="003c0b69" style:font-size-asian="9pt" style:font-size-complex="9pt"/>
    </style:style>
    <style:style style:name="MT1" style:family="text">
      <style:text-properties officeooo:rsid="004781c6"/>
    </style:style>
    <style:style style:name="MT2" style:family="text">
      <style:text-properties officeooo:rsid="003e3b0a"/>
    </style:style>
    <style:style style:name="MT3" style:family="text">
      <style:text-properties fo:font-weight="bold" style:font-weight-asian="bold" style:font-weight-complex="bold"/>
    </style:style>
    <style:style style:name="MT4" style:family="text">
      <style:text-properties officeooo:rsid="003cfc9d"/>
    </style:style>
    <style:page-layout style:name="Mpm1">
      <style:page-layout-properties fo:page-width="21.006cm" fo:page-height="29.693cm" style:num-format="1" style:print-orientation="portrait" fo:margin-top="1.27cm" fo:margin-bottom="1.27cm" fo:margin-left="1.27cm" fo:margin-right="1.27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lexander Fleischer<text:tab/><text:span text:style-name="MT1">3</text:span>. utkast, presentasjon Science Talk 12. mai 2016<text:tab/><text:span text:style-name="MT2">Side </text:span><text:span text:style-name="MT3"><text:page-number text:select-page="current">2</text:page-number></text:span> <text:span text:style-name="MT4">av </text:span><text:span text:style-name="MT3"><text:page-count>2</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4:30:22.671239332</meta:creation-date>
    <meta:generator>LibreOffice/5.1.2.2.0$Linux_X86_64 LibreOffice_project/10m0$Build-2</meta:generator>
    <dc:date>2016-05-11T15:53:12.940439679</dc:date>
    <meta:editing-duration>P1DT4H5M39S</meta:editing-duration>
    <meta:editing-cycles>65</meta:editing-cycles>
    <meta:document-statistic meta:table-count="0" meta:image-count="0" meta:object-count="0" meta:page-count="2" meta:paragraph-count="22" meta:word-count="768" meta:character-count="4200" meta:non-whitespace-character-count="3440"/>
  </office:meta>
</office:document-meta>
</file>